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variant="normal" fo:text-transform="none" fo:color="#666666" style:text-line-through-style="none" style:font-name="Arial1" fo:font-size="9.75pt" fo:letter-spacing="normal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666666" style:text-line-through-style="none" style:font-name="Arial1" fo:font-size="9.75pt" fo:letter-spacing="normal" fo:font-style="normal" style:text-underline-style="none" fo:font-weight="bold" style:text-blinking="false" fo:background-color="transparent" style:font-weight-asian="bold" style:font-weight-complex="bold"/>
    </style:style>
    <style:style style:name="T3" style:family="text">
      <style:text-properties fo:font-variant="normal" fo:text-transform="none" fo:color="#666666" style:text-line-through-style="none" style:font-name="Arial1" fo:font-size="9.75pt" fo:letter-spacing="normal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666666" style:text-line-through-style="none" style:font-name="Arial1" fo:font-size="9.75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666666" style:text-line-through-style="none" style:font-name="Arial1" fo:font-size="9.75pt" fo:letter-spacing="normal" fo:font-style="normal" style:text-underline-style="none" style:text-blinking="false" fo:background-color="transparent"/>
    </style:style>
    <style:style style:name="T6" style:family="text">
      <style:text-properties fo:font-variant="normal" fo:text-transform="none" fo:color="#666666" style:text-line-through-style="none" fo:letter-spacing="normal" style:text-underline-style="none" style:text-blinking="false" fo:background-color="transparent"/>
    </style:style>
    <style:style style:name="T7" style:family="text">
      <style:text-properties fo:font-variant="normal" fo:text-transform="none" fo:color="#666666" style:text-line-through-style="none" fo:letter-spacing="normal" style:text-underline-style="none" fo:font-weight="bold" style:text-blinking="false" fo:background-color="transparent" style:font-weight-asian="bold" style:font-weight-complex="bold"/>
    </style:style>
    <style:style style:name="T8" style:family="text">
      <style:text-properties fo:font-variant="normal" fo:text-transform="none" fo:color="#666666" style:text-line-through-style="none" fo:letter-spacing="normal" style:text-underline-style="none" fo:font-weight="normal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style:text-line-through-style="none" style:font-name="Arial1" fo:font-size="9.75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style:text-line-through-style="none" fo:letter-spacing="normal" style:text-underline-style="none" fo:font-weight="normal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style:font-name="Arial1" fo:font-size="9.75pt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letter-spacing="normal" style:text-underline-style="none" fo:font-weight="normal" style:text-blinking="false" fo:background-color="transparen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ven</text:p>
      <text:p text:style-name="P2"><text:span text:style-name="Strong_20_Emphasis"><text:span text:style-name="T11">Maven</text:span></text:span><text:span text:style-name="T12"> </text:span><text:span text:style-name="T11">is a project management and comprehension tool that provides developers a complete build lifecycle framework. Development team can automate the project's build infrastructure in almost no time as </text:span><text:span text:style-name="Strong_20_Emphasis"><text:span text:style-name="T11">Maven</text:span></text:span><text:span text:style-name="T12"> </text:span><text:span text:style-name="T11">uses a standard directory layout and a default build lifecyc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c</meta:initial-creator>
    <meta:creation-date>2018-09-10T13:02:23.51</meta:creation-date>
    <meta:document-statistic meta:table-count="0" meta:image-count="0" meta:object-count="0" meta:page-count="1" meta:paragraph-count="2" meta:word-count="41" meta:character-count="276"/>
    <dc:date>2018-09-10T13:21:53.31</dc:date>
    <dc:creator>d c</dc:creator>
    <meta:editing-duration>PT19M31S</meta:editing-duration>
    <meta:editing-cycles>1</meta:editing-cycles>
    <meta:generator>OpenOffice/4.1.4$Win32 OpenOffice.org_project/414m5$Build-9788</meta:generator>
  </office:meta>
</office:document-meta>
</file>